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51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589cm"/>
    </style:style>
    <style:style style:name="gr5" style:family="graphic" style:parent-style-name="objectwithoutfill">
      <style:graphic-properties draw:stroke="dash" draw:stroke-dash="Fine_20_Dashed" svg:stroke-width="0.051cm" svg:stroke-color="#0000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5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662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332cm" svg:y1="3.41cm" svg:x2="9.76cm" svg:y2="3.41cm">
          <text:p/>
        </draw:line>
        <draw:line draw:style-name="gr1" draw:text-style-name="P1" draw:layer="layout" svg:x1="9.714cm" svg:y1="4.806cm" svg:x2="9.714cm" svg:y2="3.394cm">
          <text:p/>
        </draw:line>
        <draw:line draw:style-name="gr1" draw:text-style-name="P1" draw:layer="layout" svg:x1="9.2cm" svg:y1="5.072cm" svg:x2="9.708cm" svg:y2="4.77cm">
          <text:p/>
        </draw:line>
        <draw:line draw:style-name="gr1" draw:text-style-name="P1" draw:layer="layout" svg:x1="10.176cm" svg:y1="5.42cm" svg:x2="9.224cm" svg:y2="5.074cm">
          <text:p/>
        </draw:line>
        <draw:line draw:style-name="gr1" draw:text-style-name="P1" draw:layer="layout" svg:x1="9.252cm" svg:y1="5.926cm" svg:x2="10.14cm" svg:y2="5.398cm">
          <text:p/>
        </draw:line>
        <draw:line draw:style-name="gr1" draw:text-style-name="P1" draw:layer="layout" svg:x1="10.176cm" svg:y1="6.244cm" svg:x2="9.224cm" svg:y2="5.898cm">
          <text:p/>
        </draw:line>
        <draw:line draw:style-name="gr1" draw:text-style-name="P1" draw:layer="layout" svg:x1="9.252cm" svg:y1="6.758cm" svg:x2="10.14cm" svg:y2="6.23cm">
          <text:p/>
        </draw:line>
        <draw:line draw:style-name="gr1" draw:text-style-name="P1" draw:layer="layout" svg:x1="10.176cm" svg:y1="7.084cm" svg:x2="9.224cm" svg:y2="6.738cm">
          <text:p/>
        </draw:line>
        <draw:line draw:style-name="gr1" draw:text-style-name="P1" draw:layer="layout" svg:x1="9.714cm" svg:y1="7.356cm" svg:x2="10.222cm" svg:y2="7.054cm">
          <text:p/>
        </draw:line>
        <draw:line draw:style-name="gr1" draw:text-style-name="P1" draw:layer="layout" svg:x1="9.714cm" svg:y1="9.012cm" svg:x2="9.714cm" svg:y2="7.31cm">
          <text:p/>
        </draw:line>
        <draw:line draw:style-name="gr1" draw:text-style-name="P1" draw:layer="layout" svg:x1="9.186cm" svg:y1="9.004cm" svg:x2="10.228cm" svg:y2="9.004cm">
          <text:p/>
        </draw:line>
        <draw:line draw:style-name="gr1" draw:text-style-name="P1" draw:layer="layout" svg:x1="9.186cm" svg:y1="9.004cm" svg:x2="9.73cm" svg:y2="9.73cm">
          <text:p/>
        </draw:line>
        <draw:line draw:style-name="gr1" draw:text-style-name="P1" draw:layer="layout" svg:x1="9.702cm" svg:y1="9.732cm" svg:x2="10.244cm" svg:y2="8.99cm">
          <text:p/>
        </draw:line>
        <draw:line draw:style-name="gr1" draw:text-style-name="P1" draw:layer="layout" svg:x1="9.186cm" svg:y1="9.776cm" svg:x2="10.228cm" svg:y2="9.776cm">
          <text:p/>
        </draw:line>
        <draw:line draw:style-name="gr1" draw:text-style-name="P1" draw:layer="layout" svg:x1="9.714cm" svg:y1="11.006cm" svg:x2="9.714cm" svg:y2="9.768cm">
          <text:p/>
        </draw:line>
        <draw:line draw:style-name="gr2" draw:text-style-name="P1" draw:layer="layout" svg:x1="8.712cm" svg:y1="9.984cm" svg:x2="9.03cm" svg:y2="9.2cm">
          <text:p/>
        </draw:line>
        <draw:line draw:style-name="gr2" draw:text-style-name="P1" draw:layer="layout" svg:x1="8.72cm" svg:y1="9.97cm" svg:x2="8.706cm" svg:y2="9.704cm">
          <text:p/>
        </draw:line>
        <draw:line draw:style-name="gr2" draw:text-style-name="P1" draw:layer="layout" svg:x1="8.71cm" svg:y1="9.968cm" svg:x2="8.924cm" svg:y2="9.802cm">
          <text:p/>
        </draw:line>
        <draw:line draw:style-name="gr1" draw:text-style-name="P1" draw:layer="layout" svg:x1="7.332cm" svg:y1="10.99cm" svg:x2="9.76cm" svg:y2="10.99cm">
          <text:p/>
        </draw:line>
        <draw:g>
          <draw:frame draw:style-name="gr3" draw:text-style-name="P2" draw:layer="layout" svg:width="1.018cm" svg:height="1.119cm" svg:x="6.26cm" svg:y="2.832cm">
            <draw:text-box>
              <text:p><text:span text:style-name="T1">V</text:span></text:p>
            </draw:text-box>
          </draw:frame>
        </draw:g>
        <draw:frame draw:style-name="gr4" draw:text-style-name="P2" draw:layer="layout" svg:width="3.089cm" svg:height="1.119cm" svg:x="4.234cm" svg:y="10.385cm">
          <draw:text-box>
            <text:p><text:span text:style-name="T1">Ground</text:span></text:p>
          </draw:text-box>
        </draw:frame>
        <draw:line draw:style-name="gr5" draw:text-style-name="P1" draw:layer="layout" svg:x1="12.278cm" svg:y1="8.03cm" svg:x2="9.83cm" svg:y2="8.03cm">
          <text:p/>
        </draw:line>
        <draw:line draw:style-name="gr5" draw:text-style-name="P1" draw:layer="layout" svg:x1="12.278cm" svg:y1="3.36cm" svg:x2="9.83cm" svg:y2="3.36cm">
          <text:p/>
        </draw:line>
        <draw:line draw:style-name="gr5" draw:text-style-name="P1" draw:layer="layout" svg:x1="12.278cm" svg:y1="10.98cm" svg:x2="9.83cm" svg:y2="10.98cm">
          <text:p/>
        </draw:line>
        <draw:path draw:style-name="gr6" draw:text-style-name="P1" draw:layer="layout" svg:width="1.416cm" svg:height="2.828cm" draw:transform="skewX (-0.0406661715714679) rotate (0.343829862642883) translate (11.7281294781827cm 8.42904780006687cm)" svg:viewBox="0 0 1417 2829" svg:d="M933 5c145-24 293 47 375 149 91 114 123 297 35 442-71 115-96 252-162 371-75 135-19 340 123 394 332 126-173 147-204 234-43 118-121 223-178 338-59 119-137 235-173 366-37 132-167 209-207 340-47 155-255 224-407 175l-122-45-13-4">
          <text:p/>
        </draw:path>
        <draw:path draw:style-name="gr6" draw:text-style-name="P1" draw:layer="layout" svg:width="1.236cm" svg:height="4.59cm" svg:x="12.489cm" svg:y="3.4cm" svg:viewBox="0 0 1237 4591" svg:d="M0 0c149 4 298 11 449 13 186 2 234 195 238 325 4 138 28 283-13 416-42 137-44 277-53 417-10 142-47 290-13 428 35 141 66 287 159 404 96 120 240 221 436 221 159 0-283 144-410 234-146 103-176 293-211 455-30 137-12 277-14 417-3 150 0 302 0 455 0 134-6 269 0 403 5 134-2 327-185 351l-145 25-119 27">
          <text:p/>
        </draw:path>
        <draw:frame draw:style-name="gr7" draw:text-style-name="P2" draw:layer="layout" svg:width="5.185cm" svg:height="2.077cm" svg:x="13.971cm" svg:y="8.558cm">
          <draw:text-box>
            <text:p><text:span text:style-name="T1">2.0 Volts, </text:span></text:p>
            <text:p><text:span text:style-name="T1">20 milliAmps</text:span></text:p>
          </draw:text-box>
        </draw:frame>
        <draw:frame draw:style-name="gr8" draw:text-style-name="P2" draw:layer="layout" svg:width="6.019cm" svg:height="1.987cm" svg:x="13.536cm" svg:y="4.233cm">
          <draw:text-box>
            <text:p><text:span text:style-name="T1">( V -2.0 ) Volts,</text:span></text:p>
          </draw:text-box>
        </draw:frame>
        <draw:frame draw:style-name="gr9" draw:text-style-name="P2" draw:layer="layout" svg:width="5.94cm" svg:height="2.855cm" svg:x="13.944cm" svg:y="5.595cm">
          <draw:text-box>
            <text:p><text:span text:style-name="T1">20 milliAmps</text:span></text:p>
            <text:p><text:span text:style-name="T1">(same as LED)</text:span></text:p>
          </draw:text-box>
        </draw:frame>
        <draw:frame draw:style-name="gr10" draw:text-style-name="P2" draw:layer="layout" svg:width="1.061cm" svg:height="1.119cm" svg:x="7.832cm" svg:y="5.477cm">
          <draw:text-box>
            <text:p><text:span text:style-name="T1">R</text:span></text:p>
          </draw:text-box>
        </draw:frame>
        <draw:frame draw:style-name="gr11" draw:text-style-name="P3" draw:layer="layout" svg:width="15.029cm" svg:height="12.912cm" svg:x="3.863cm" svg:y="12.978cm">
          <draw:text-box>
            <text:p><text:span text:style-name="T2">For top section with resistor:</text:span></text:p>
            <text:p><text:span text:style-name="T2"/></text:p>
            <text:p><text:span text:style-name="T2">Ohm’s Law: Voltage = Current * Resistance</text:span></text:p>
            <text:p><text:span text:style-name="T2"/></text:p>
            <text:p><text:span text:style-name="T2"><text:s text:c="21"/></text:span><text:span text:style-name="T2">( V - 2.0 ) = .020 * R</text:span></text:p>
            <text:p><text:span text:style-name="T2"/></text:p>
            <text:p><text:span text:style-name="T2"><text:s text:c="23"/></text:span><text:span text:style-name="T2">R = ( V - 2.0 ) / .020</text:span></text:p>
            <text:p><text:span text:style-name="T2"/></text:p>
            <text:p><text:span text:style-name="T2"><text:s text:c="27"/></text:span><text:span text:style-name="T2">= 50 * ( V - 2.0 )</text:span></text:p>
            <text:p><text:span text:style-name="T2"/></text:p>
            <text:p><text:span text:style-name="T2"><text:s/></text:span><text:span text:style-name="T2">LEDS, from left to right <text:s text:c="16"/></text:span></text:p>
            <text:p><text:span text:style-name="T2"><text:s text:c="67"/></text:span><text:span text:style-name="T2">V <text:s text:c="13"/>R</text:span></text:p>
            <text:p><text:span text:style-name="T2"><text:s/></text:span><text:span text:style-name="T2">1) 12V Reg output (12V) <text:s text:c="10"/>BLU <text:s text:c="5"/>-----------------------</text:span></text:p>
            <text:p><text:span text:style-name="T2"><text:s/></text:span><text:span text:style-name="T2">2) 5V Reg output (5V) <text:s text:c="14"/>YEL <text:s text:c="8"/>12 <text:s text:c="11"/>500</text:span></text:p>
            <text:p><text:span text:style-name="T2"><text:s/></text:span><text:span text:style-name="T2">3) 5V from USB jack (5V) <text:s text:c="9"/>RED <text:s text:c="8"/>5 <text:s text:c="12"/>150</text:span></text:p>
            <text:p><text:span text:style-name="T2"><text:s/></text:span><text:span text:style-name="T2">4) 5V to ESP32 USB jack (5V) <text:s/>GRN <text:s text:c="6"/>3.3 <text:s text:c="11"/>65</text:span></text:p>
            <text:p><text:span text:style-name="T2"><text:s/></text:span><text:span text:style-name="T2">5) S/W controlled LED (3.3V) <text:s text:c="3"/>WHT</text:span></text:p>
          </draw:text-box>
        </draw:frame>
        <draw:line draw:style-name="gr6" draw:text-style-name="P1" draw:layer="layout" svg:x1="13.517cm" svg:y1="25.294cm" svg:x2="13.517cm" svg:y2="19.236cm">
          <text:p/>
        </draw:line>
        <draw:line draw:style-name="gr6" draw:text-style-name="P1" draw:layer="layout" svg:x1="4.272cm" svg:y1="20.117cm" svg:x2="10.002cm" svg:y2="20.1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3T22:20:14.494000000</meta:creation-date>
    <dc:date>2018-11-07T15:41:10.889000000</dc:date>
    <meta:editing-duration>PT47M23S</meta:editing-duration>
    <meta:editing-cycles>3</meta:editing-cycles>
    <meta:generator>LibreOffice/6.0.6.2$Windows_X86_64 LibreOffice_project/0c292870b25a325b5ed35f6b45599d2ea4458e77</meta:generator>
    <meta:document-statistic meta:object-count="34"/>
  </office:meta>
</office:document-meta>
</file>